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rif" svg:font-family="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 style:writing-mode="lr-tb"/>
    </style:style>
    <style:style style:name="Table1.A" style:family="table-column">
      <style:table-column-properties style:column-width="2.4597in"/>
    </style:style>
    <style:style style:name="Table1.B" style:family="table-column">
      <style:table-column-properties style:column-width="1.1813in"/>
    </style:style>
    <style:style style:name="Table1.C" style:family="table-column">
      <style:table-column-properties style:column-width="2.84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" style:family="table">
      <style:table-properties style:width="6.4972in" fo:margin-left="0in" fo:margin-top="0in" fo:margin-bottom="0in" table:align="left" style:writing-mode="lr-tb"/>
    </style:style>
    <style:style style:name="Table2.A" style:family="table-column">
      <style:table-column-properties style:column-width="2.0674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1813in"/>
    </style:style>
    <style:style style:name="Table2.D" style:family="table-column">
      <style:table-column-properties style:column-width="0.1958in"/>
    </style:style>
    <style:style style:name="Table2.E" style:family="table-column">
      <style:table-column-properties style:column-width="0.9299in"/>
    </style:style>
    <style:style style:name="Table2.G" style:family="table-column">
      <style:table-column-properties style:column-width="1.728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" style:family="table">
      <style:table-properties style:width="6.4972in" fo:margin-left="0in" fo:margin-top="0in" fo:margin-bottom="0in" table:align="left" style:writing-mode="lr-tb"/>
    </style:style>
    <style:style style:name="Table3.A" style:family="table-column">
      <style:table-column-properties style:column-width="3.6417in"/>
    </style:style>
    <style:style style:name="Table3.B" style:family="table-column">
      <style:table-column-properties style:column-width="0.9861in"/>
    </style:style>
    <style:style style:name="Table3.C" style:family="table-column">
      <style:table-column-properties style:column-width="0.1958in"/>
    </style:style>
    <style:style style:name="Table3.D" style:family="table-column">
      <style:table-column-properties style:column-width="1.673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4" style:family="table">
      <style:table-properties style:width="6.5625in" fo:margin-left="0in" fo:margin-top="0in" fo:margin-bottom="0in" table:align="left" style:writing-mode="lr-tb"/>
    </style:style>
    <style:style style:name="Table4.A" style:family="table-column">
      <style:table-column-properties style:column-width="3.7993in"/>
    </style:style>
    <style:style style:name="Table4.B" style:family="table-column">
      <style:table-column-properties style:column-width="0.1979in"/>
    </style:style>
    <style:style style:name="Table4.C" style:family="table-column">
      <style:table-column-properties style:column-width="1.1993in"/>
    </style:style>
    <style:style style:name="Table4.D" style:family="table-column">
      <style:table-column-properties style:column-width="0.2007in"/>
    </style:style>
    <style:style style:name="Table4.E" style:family="table-column">
      <style:table-column-properties style:column-width="1.165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0.8118in" style:rel-column-width="8191*"/>
    </style:style>
    <style:style style:name="Table5.H" style:family="table-column">
      <style:table-column-properties style:column-width="0.8125in" style:rel-column-width="819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2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text-align="center" style:justify-single-word="false"/>
      <style:text-properties fo:font-size="14pt" officeooo:paragraph-rsid="007c0f3e" style:font-size-asian="14pt" style:font-size-complex="14pt"/>
    </style:style>
    <style:style style:name="P15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2pt" fo:language="ru" fo:country="RU" officeooo:rsid="001c9b4c" officeooo:paragraph-rsid="001c9b4c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1pt" fo:language="en" fo:country="US" officeooo:rsid="001c9b4c" officeooo:paragraph-rsid="001c9b4c" style:letter-kerning="false" fo:background-color="transparent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17" style:family="paragraph" style:parent-style-name="No_20_Spacing">
      <style:paragraph-properties fo:line-height="115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line-height="115%" fo:text-align="end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line-height="115%" fo:text-align="center" style:justify-single-word="false"/>
      <style:text-properties fo:font-size="12pt" officeooo:rsid="004c0fc7" officeooo:paragraph-rsid="004c0fc7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line-height="115%"/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line-height="115%" fo:text-align="center" style:justify-single-word="false"/>
      <style:text-properties officeooo:rsid="004c0fc7" officeooo:paragraph-rsid="004c0fc7"/>
    </style:style>
    <style:style style:name="P22" style:family="paragraph" style:parent-style-name="No_20_Spacing">
      <style:paragraph-properties fo:margin-left="-0.0736in" fo:margin-right="-0.0744in" fo:text-indent="0in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Отчет_20_ППС">
      <style:paragraph-properties fo:margin-left="0in" fo:margin-right="0in" fo:line-height="115%" fo:text-align="center" style:justify-single-word="false" fo:text-indent="0in" style:auto-text-indent="false"/>
    </style:style>
    <style:style style:name="P24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25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paragraph-rsid="00319cbf"/>
    </style:style>
    <style:style style:name="P26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paragraph-rsid="00779a15"/>
    </style:style>
    <style:style style:name="P27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normal" style:font-weight-asian="normal" style:font-weight-complex="normal"/>
    </style:style>
    <style:style style:name="P28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normal" officeooo:rsid="0078c7d7" officeooo:paragraph-rsid="0078c7d7" style:font-weight-asian="normal" style:font-weight-complex="normal"/>
    </style:style>
    <style:style style:name="P29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4b8ae3" officeooo:paragraph-rsid="004b8ae3" style:font-weight-asian="bold" style:font-weight-complex="bold"/>
    </style:style>
    <style:style style:name="P30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281d38" officeooo:paragraph-rsid="00779a15" style:font-weight-asian="bold" style:font-weight-complex="bold"/>
    </style:style>
    <style:style style:name="P31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rsid="004b8ae3" officeooo:paragraph-rsid="004b8ae3"/>
    </style:style>
    <style:style style:name="P32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 fo:break-before="page"/>
      <style:text-properties fo:font-weight="bold" officeooo:paragraph-rsid="00319cbf" style:font-weight-asian="bold" style:font-weight-complex="bold"/>
    </style:style>
    <style:style style:name="P33" style:family="paragraph" style:parent-style-name="Standard">
      <style:text-properties officeooo:rsid="0062d8fe" officeooo:paragraph-rsid="006830aa"/>
    </style:style>
    <style:style style:name="P34" style:family="paragraph" style:parent-style-name="Standard">
      <style:text-properties officeooo:rsid="0062d8fe" officeooo:paragraph-rsid="0074affd"/>
    </style:style>
    <style:style style:name="P35" style:family="paragraph" style:parent-style-name="Standard">
      <style:text-properties officeooo:rsid="0062d8fe" officeooo:paragraph-rsid="00779a15"/>
    </style:style>
    <style:style style:name="P36" style:family="paragraph" style:parent-style-name="Table_20_Contents">
      <style:text-properties officeooo:rsid="007c0f3e" officeooo:paragraph-rsid="007c0f3e"/>
    </style:style>
    <style:style style:name="P37" style:family="paragraph" style:parent-style-name="List_20_Paragraph" style:list-style-name="WWNum12">
      <style:text-properties officeooo:paragraph-rsid="007f89ed"/>
    </style:style>
    <style:style style:name="P38" style:family="paragraph" style:parent-style-name="No_20_Spacing" style:master-page-name="First_20_Page">
      <style:paragraph-properties fo:text-align="center" style:justify-single-word="false" style:page-number="auto"/>
    </style:style>
    <style:style style:name="P39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528a5c" officeooo:paragraph-rsid="00528a5c" style:font-weight-asian="bold" style:font-weight-complex="bold"/>
    </style:style>
    <style:style style:name="P40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281d38" officeooo:paragraph-rsid="00281d38" style:font-weight-asian="bold" style:font-weight-complex="bold"/>
    </style:style>
    <style:style style:name="P41" style:family="paragraph" style:parent-style-name="Standard">
      <style:text-properties fo:font-weight="bold" officeooo:rsid="006830aa" officeooo:paragraph-rsid="0074affd" style:font-weight-asian="bold" style:font-weight-complex="bold"/>
    </style:style>
    <style:style style:name="P42" style:family="paragraph" style:parent-style-name="Standard">
      <style:text-properties officeooo:paragraph-rsid="007f89ed"/>
    </style:style>
    <style:style style:name="P43" style:family="paragraph" style:parent-style-name="Standard">
      <style:text-properties fo:language="ru" fo:country="RU" officeooo:paragraph-rsid="007f89ed"/>
    </style:style>
    <style:style style:name="T1" style:family="text">
      <style:text-properties officeooo:rsid="004c624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81d38" style:font-size-asian="14pt" style:font-size-complex="14pt"/>
    </style:style>
    <style:style style:name="T4" style:family="text">
      <style:text-properties style:use-window-font-color="true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5" style:family="text">
      <style:text-properties style:use-window-font-color="true" style:font-name="Cambria" fo:font-size="12pt" fo:language="ru" fo:country="RU" officeooo:rsid="00281d38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style:use-window-font-color="true" style:font-name="Cambria" fo:font-size="12pt" fo:language="ru" fo:country="RU" fo:font-weight="bold" officeooo:rsid="00779a15" style:letter-kerning="false" style:font-name-asian="Calibri1" style:font-size-asian="12pt" style:language-asian="en" style:country-asian="US" style:font-weight-asian="bold" style:font-name-complex="DejaVu Sans" style:font-size-complex="12pt" style:language-complex="ar" style:country-complex="SA" style:font-weight-complex="bold"/>
    </style:style>
    <style:style style:name="T7" style:family="text">
      <style:text-properties style:use-window-font-color="true" style:font-name="Cambria" fo:font-size="12pt" fo:language="ru" fo:country="RU" fo:font-weight="normal" officeooo:rsid="007dcc91" style:letter-kerning="false" style:font-name-asian="F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T8" style:family="text">
      <style:text-properties officeooo:rsid="002af614"/>
    </style:style>
    <style:style style:name="T9" style:family="text">
      <style:text-properties officeooo:rsid="002b26ff"/>
    </style:style>
    <style:style style:name="T10" style:family="text">
      <style:text-properties officeooo:rsid="00511110"/>
    </style:style>
    <style:style style:name="T11" style:family="text">
      <style:text-properties fo:font-weight="bold" officeooo:rsid="00281d38" style:font-weight-asian="bold" style:font-weight-complex="bold"/>
    </style:style>
    <style:style style:name="T12" style:family="text">
      <style:text-properties officeooo:rsid="006bdfc3"/>
    </style:style>
    <style:style style:name="T13" style:family="text">
      <style:text-properties officeooo:rsid="004b8ae3"/>
    </style:style>
    <style:style style:name="T14" style:family="text">
      <style:text-properties officeooo:rsid="007aba55"/>
    </style:style>
    <style:style style:name="T15" style:family="text">
      <style:text-properties officeooo:rsid="007c0f3e"/>
    </style:style>
    <style:style style:name="T16" style:family="text">
      <style:text-properties officeooo:rsid="007f662d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font-name-asian="F"/>
    </style:style>
    <style:style style:name="T19" style:family="text">
      <style:text-properties style:font-name-asian="F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19">дтн</text:p>
          </table:table-cell>
          <table:table-cell table:style-name="Table2.B1" office:value-type="string">
            <text:p text:style-name="P20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8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7">/</text:p>
          </table:table-cell>
          <table:table-cell table:style-name="Table2.A1" office:value-type="string">
            <text:p text:style-name="P21"><text:span text:style-name="T5">С.</text:span><text:span text:style-name="T4">И.Колесникова</text:span></text:p>
          </table:table-cell>
        </table:table-row>
        <table:table-row table:style-name="Table2.1">
          <table:table-cell table:style-name="Table2.A2" office:value-type="string">
            <text:p text:style-name="P12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подпись)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2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3">ОТЧЕТ О ЛАБОРАТОРНОЙ РАБОТЕ №<text:span text:style-name="T15">2</text:span></text:p>
      <text:p text:style-name="P13"/>
      <text:p text:style-name="P14">«Модели статистического моделирования и</text:p>
      <text:p text:style-name="P14">прогнозирования динамических систем по временному ряду»</text:p>
      <text:p text:style-name="P13"/>
      <text:p text:style-name="P6"><text:span text:style-name="T2">ПО КУРСУ: «</text:span><text:span text:style-name="T3">Компьютерное моделирование</text:span><text:span text:style-name="T2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РАБОТУ ВЫПОЛНИЛ СТУДЕНТ:</text:p>
          </table:table-cell>
          <table:table-cell table:style-name="Table3.B1" office:value-type="string">
            <text:p text:style-name="P15">Z9431</text:p>
          </table:table-cell>
          <table:table-cell table:style-name="Table3.A1" office:value-type="string">
            <text:p text:style-name="P17">/</text:p>
          </table:table-cell>
          <table:table-cell table:style-name="Table3.B1" office:value-type="string">
            <text:p text:style-name="P15">Д.И.Андреев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17">/</text:p>
          </table:table-cell>
          <table:table-cell table:style-name="Table4.C1" office:value-type="string">
            <text:p text:style-name="P16"><text:span text:style-name="T12">2</text:span><text:span text:style-name="T16">6</text:span><text:span text:style-name="T8">.</text:span><text:span text:style-name="T9">0</text:span><text:span text:style-name="T10">5</text:span>.202<text:span text:style-name="T10">2</text:span>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2" office:value-type="string">
            <text:p text:style-name="P12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2">(дата отчета)</text:p>
          </table:table-cell>
        </table:table-row>
      </table:table>
      <text:p text:style-name="No_20_Spacing"/>
      <text:p text:style-name="P23"/>
      <text:p text:style-name="P27"/>
      <text:p text:style-name="P32">Цель работы</text:p>
      <text:p text:style-name="P25">Цель настоящей работы – освоить средства моделирования задач линейного и нелинейного программирования.</text:p>
      <text:p text:style-name="P24"/>
      <text:p text:style-name="P29">Задание на лабораторную работу:</text:p>
      <text:p text:style-name="P31">Вариант 1 </text:p>
      <text:p text:style-name="P31">Изучается динамика потребления молока в регионе. Для этого собраны данные об объемах среднедушевого потребления мяса (кг) Y(t) за 7 месяцев. Обосновать и построить тренд данного ряда. Оценить достоверность уточненной по МНК модели.</text:p>
      <text:p text:style-name="P31"/>
      <table:table table:name="Table5" table:style-name="Table5">
        <table:table-column table:style-name="Table5.A" table:number-columns-repeated="7"/>
        <table:table-column table:style-name="Table5.H"/>
        <table:table-row table:style-name="TableLine94162736292912">
          <table:table-cell table:style-name="Table5.A1" office:value-type="string">
            <text:p text:style-name="P36">t</text:p>
          </table:table-cell>
          <table:table-cell table:style-name="Table5.A1" office:value-type="string">
            <text:p text:style-name="P36">1</text:p>
          </table:table-cell>
          <table:table-cell table:style-name="Table5.A1" office:value-type="string">
            <text:p text:style-name="P36">2</text:p>
          </table:table-cell>
          <table:table-cell table:style-name="Table5.A1" office:value-type="string">
            <text:p text:style-name="P36">3</text:p>
          </table:table-cell>
          <table:table-cell table:style-name="Table5.A1" office:value-type="string">
            <text:p text:style-name="P36">4</text:p>
          </table:table-cell>
          <table:table-cell table:style-name="Table5.A1" office:value-type="string">
            <text:p text:style-name="P36">5</text:p>
          </table:table-cell>
          <table:table-cell table:style-name="Table5.A1" office:value-type="string">
            <text:p text:style-name="P36">6</text:p>
          </table:table-cell>
          <table:table-cell table:style-name="Table5.H1" office:value-type="string">
            <text:p text:style-name="P36">7</text:p>
          </table:table-cell>
        </table:table-row>
        <table:table-row table:style-name="TableLine94162736281568">
          <table:table-cell table:style-name="Table5.A2" office:value-type="string">
            <text:p text:style-name="P36">Y(t)</text:p>
          </table:table-cell>
          <table:table-cell table:style-name="Table5.A2" office:value-type="string">
            <text:p text:style-name="P36">8.16</text:p>
          </table:table-cell>
          <table:table-cell table:style-name="Table5.A2" office:value-type="string">
            <text:p text:style-name="P36">8.25</text:p>
          </table:table-cell>
          <table:table-cell table:style-name="Table5.A2" office:value-type="string">
            <text:p text:style-name="P36">8.41</text:p>
          </table:table-cell>
          <table:table-cell table:style-name="Table5.A2" office:value-type="string">
            <text:p text:style-name="P36">8.76</text:p>
          </table:table-cell>
          <table:table-cell table:style-name="Table5.A2" office:value-type="string">
            <text:p text:style-name="P36">9.2</text:p>
          </table:table-cell>
          <table:table-cell table:style-name="Table5.A2" office:value-type="string">
            <text:p text:style-name="P36">9.78</text:p>
          </table:table-cell>
          <table:table-cell table:style-name="Table5.H2" office:value-type="string">
            <text:p text:style-name="P36">10.1</text:p>
          </table:table-cell>
        </table:table-row>
      </table:table>
      <text:p text:style-name="P31"/>
      <text:p text:style-name="P39">Выполнение работы:</text:p>
      <text:list xml:id="list450314748" text:style-name="WWNum12">
        <text:list-item>
          <text:p text:style-name="P37"><text:span text:style-name="T17">Формализация задачи</text:span></text:p>
        </text:list-item>
      </text:list>
      <text:p text:style-name="P42"><text:span text:style-name="T17"><text:tab/></text:span></text:p>
      <text:p text:style-name="P42"><text:span text:style-name="T17"><text:tab/>По методу наименьших квадратов (МНК) задача заключается в нахождении коэффициентов линейной зависимости, при которых функция двух переменных </text:span>F<text:span text:style-name="T17">(</text:span>a<text:span text:style-name="T17">,</text:span>b<text:span text:style-name="T17">).</text:span></text:p>
      <text:p text:style-name="P42"><text:span text:style-name="T17"/></text:p>
      <text:p text:style-name="P42"><draw:frame draw:style-name="fr1" text:anchor-type="as-char" svg:width="2.3717in" svg:height="0.448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2"/>
      <text:p text:style-name="P42"><text:span text:style-name="T18"><text:tab/>Решение примера сводится к нахождению экстремума функции двух переменных.</text:span></text:p>
      <text:p text:style-name="P42"><text:span text:style-name="T18"/></text:p>
      <text:list xml:id="list203119669161092" text:continue-numbering="true" text:style-name="WWNum12">
        <text:list-item>
          <text:p text:style-name="P37"><text:span text:style-name="T18">Формула нахождения коэффициентов</text:span></text:p>
        </text:list-item>
      </text:list>
      <text:p text:style-name="P42"><text:span text:style-name="T18">Выводим формулы для нахождения коэффициентов </text:span><text:span text:style-name="T19">a</text:span><text:span text:style-name="T18"> и </text:span><text:span text:style-name="T19">b</text:span><text:span text:style-name="T18">. Составляется и решается система из двух уравнений с двумя неизвестными. Находим частные производные функции </text:span><draw:frame draw:style-name="fr1" draw:name="Object2" text:anchor-type="as-char" svg:width="0.5134in" svg:height="0.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8"><text:s/>по переменным </text:span><text:span text:style-name="T19">a</text:span><text:span text:style-name="T18"> и </text:span><text:span text:style-name="T19">b</text:span><text:span text:style-name="T18">, и приравниваем их к нулю:</text:span></text:p>
      <text:p text:style-name="P42"><text:span text:style-name="T18"/></text:p>
      <text:p text:style-name="P42"><draw:frame draw:style-name="fr1" draw:name="Object3" text:anchor-type="as-char" svg:width="2.089in" svg:height="0.448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2"><draw:frame draw:style-name="fr1" draw:name="Object4" text:anchor-type="as-char" svg:width="1.9516in" svg:height="0.448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3"/>
      <text:p text:style-name="P42"><draw:frame draw:style-name="fr1" draw:name="Object5" text:anchor-type="as-char" svg:width="1.7098in" svg:height="0.968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2"><text:span text:style-name="T18"><draw:frame draw:style-name="fr1" draw:name="Object1" text:anchor-type="as-char" svg:width="1.202in" svg:height="0.657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42"><text:span text:style-name="T18"/></text:p>
      <text:p text:style-name="P42"><text:soft-page-break/><text:span text:style-name="T17">Убедимся, что в найденной стационарной точке (</text:span>a<text:span text:style-name="T17">,</text:span>b<text:span text:style-name="T17">) функция </text:span>F<text:span text:style-name="T17">(</text:span>a<text:span text:style-name="T17">,</text:span>b<text:span text:style-name="T17">) принимает минимум. Дифференциал второго порядка должен быть положительно определённым, или матрица квадратичной формы дифференциала второго порядка для функции </text:span>F<text:span text:style-name="T17">(</text:span>a<text:span text:style-name="T17">,</text:span>b<text:span text:style-name="T17">), в точке (</text:span>a<text:span text:style-name="T17">,</text:span>b<text:span text:style-name="T17">) должна быть положительно определённой (по критерию Сильвестра).</text:span></text:p>
      <text:p text:style-name="P42"><text:span text:style-name="T17"/></text:p>
      <text:p text:style-name="P42"><text:span text:style-name="T18">Матрица квадратичной формы имеет вид:</text:span></text:p>
      <text:p text:style-name="P42"><text:span text:style-name="T18"/></text:p>
      <text:p text:style-name="P42"><draw:frame draw:style-name="fr1" draw:name="Object9" text:anchor-type="as-char" svg:width="2.7055in" svg:height="1.0126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2"/>
      <text:p text:style-name="P42"><text:span text:style-name="T18">Значения элементов не зависят от </text:span><text:span text:style-name="T19">a</text:span><text:span text:style-name="T18"> и </text:span><text:span text:style-name="T19">b</text:span><text:span text:style-name="T18"> (т. к. данные коэффициенты в них не фигурируют).</text:span></text:p>
      <text:p text:style-name="P42"><text:span text:style-name="T18">По критерию Сильвестра главные миноры матрицы должны быть положительны. Глвными минорами для данной матрицы являются элементы, лежащие на диагонали: </text:span><draw:frame draw:style-name="fr1" draw:name="Object10" text:anchor-type="as-char" svg:width="0.1874in" svg:height="0.183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8"><text:s/>и </text:span><draw:frame draw:style-name="fr1" draw:name="Object11" text:anchor-type="as-char" svg:width="0.4626in" svg:height="0.448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18">.</text:span></text:p>
      <text:p text:style-name="P42"><text:span text:style-name="T18">Элемент </text:span><draw:frame draw:style-name="fr1" draw:name="Object12" text:anchor-type="as-char" svg:width="0.1874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18"><text:s/>в качестве переменной содержит </text:span><text:span text:style-name="T19">n</text:span><text:span text:style-name="T18"> – количество элементов временного ряда. Количество по определению этого понятия не может быть отрицательным, и для того, чтобы задача была решаемой, в ней должно быть более одного элемента временного ряда. Для нашей задачи элементов </text:span><draw:frame draw:style-name="fr1" draw:name="Object13" text:anchor-type="as-char" svg:width="0.3953in" svg:height="0.183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2"><text:span text:style-name="T18">Элемент </text:span><text:span text:style-name="T18"><draw:frame draw:style-name="fr1" draw:name="Object6" text:anchor-type="as-char" svg:width="0.4626in" svg:height="0.448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8"><text:s/>содержит переменную n (всегда положительна), и </text:span><text:span text:style-name="T18"><draw:frame draw:style-name="fr1" draw:name="Object7" text:anchor-type="as-char" svg:width="0.1417in" svg:height="0.232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8">. Операция возведения в квадрат всегда даёт положительный результат. Следовательно, данный элемент при всех допустимых n и </text:span><text:span text:style-name="T18"><draw:frame draw:style-name="fr1" draw:name="Object8" text:anchor-type="as-char" svg:width="0.1217in" svg:height="0.20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8"><text:s/>будет положительным.</text:span></text:p>
      <text:p text:style-name="P34"/>
      <text:p text:style-name="P41"><text:tab/>Результат работы программы:</text:p>
      <text:p text:style-name="P33"/>
      <text:p text:style-name="P40">Листинг программы:</text:p>
      <text:p text:style-name="P35"/>
      <text:p text:style-name="P26"><text:span text:style-name="T6">Вывод</text:span><text:span text:style-name="T11">:</text:span></text:p>
      <text:p text:style-name="P30"/>
      <text:p text:style-name="P28">В рамках лабораторной работы с использованием метода линейного программирования и программных пакетов Libre Office Calc и пакета прикладных програм MathLab была построена <text:span text:style-name="T13">модель задачи, позволяющей найти план разрезания рулонов, при котором поступившие заказы на нестандартные рулоны удовлетворяются с минимальными потерями. </text:span>Ручной расчет с использованием Libre Office Calc совпал с результатом работы написанной программы с использованием MathLa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rif" svg:font-family="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Cambria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0.7874in" fo:margin-right="0in" fo:text-indent="-0.2953in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1" style:font-family-complex="Cambria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Cambria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Cambria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officeooo:rsid="004c624a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5118in" fo:margin-right="0.511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<text:span text:style-name="MT1">2</text:span>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3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2T21:24:00</meta:creation-date>
    <meta:initial-creator>Evgeny Redgrave</meta:initial-creator>
    <dc:language>en-US</dc:language>
    <dc:date>2022-05-26T20:31:18.643313786</dc:date>
    <meta:editing-cycles>96</meta:editing-cycles>
    <meta:editing-duration>P1DT7H49M</meta:editing-duration>
    <meta:generator>LibreOffice/6.4.7.2$Linux_X86_64 LibreOffice_project/40$Build-2</meta:generator>
    <meta:document-statistic meta:table-count="5" meta:image-count="0" meta:object-count="14" meta:page-count="3" meta:paragraph-count="83" meta:word-count="429" meta:character-count="3225" meta:non-whitespace-character-count="28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i>a</mi>
              <mi>,</mi>
              <mi>b</mi>
            </mrow>
          </mrow>
          <mo fence="true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p>
              <mrow>
                <mo fence="true" stretchy="true">(</mo>
                <mrow>
                  <mrow>
                    <msub>
                      <mi>y</mi>
                      <mi>i</mi>
                    </msub>
                    <mo stretchy="false">−</mo>
                    <mrow>
                      <mo fence="true" stretchy="true">(</mo>
                      <mrow>
                        <mrow>
                          <mi>a</mi>
                          <mrow>
                            <msub>
                              <mi>x</mi>
                              <mi>i</mi>
                            </msub>
                            <mo stretchy="false">+</mo>
                            <mi>b</mi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  <mn>2</mn>
            </msup>
            <msub>
              <mi>→</mi>
              <mrow>
                <mi>a</mi>
                <mi>,</mi>
                <mi>b</mi>
              </mrow>
            </msub>
            <mi mathvariant="italic">min</mi>
          </mrow>
        </mrow>
      </mrow>
    </mrow>
    <annotation encoding="StarMath 5.0">F left (a,b right ) = sum from {i=1} to {n} {{left ({y} rsub {i} - left (a {x} rsub {i} +b right ) right )} ^ {2} {→} rsub {a,b} min}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o fence="true" stretchy="true">[</mo>
        <mrow>
          <mtable>
            <mtr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sup>
                      <mi>a</mi>
                      <mn>2</mn>
                    </msup>
                  </mrow>
                </mfrac>
              </mtd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i>a</mi>
                    <mi>∂</mi>
                    <mi>b</mi>
                  </mrow>
                </mfrac>
              </mtd>
            </mtr>
            <mtr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i>a</mi>
                    <mi>∂</mi>
                    <mi>b</mi>
                  </mrow>
                </mfrac>
              </mtd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sup>
                      <mi>b</mi>
                      <mn>2</mn>
                    </msup>
                  </mrow>
                </mfrac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row>
                  <mn>2</mn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2</mn>
                    </msubsup>
                  </mrow>
                </mrow>
              </mtd>
              <mtd>
                <mrow>
                  <mn>2</mn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</mrow>
              </mtd>
            </mtr>
            <mtr>
              <mtd>
                <mrow>
                  <mn>2</mn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</mrow>
              </mtd>
              <mtd>
                <mrow>
                  <mn>2</mn>
                  <mi>n</mi>
                </mrow>
              </mtd>
            </mtr>
          </mtable>
        </mrow>
        <mo fence="true" stretchy="true">]</mo>
      </mrow>
    </mrow>
    <annotation encoding="StarMath 5.0">D= left [matrix {{{∂} ^ {2} F} over {∂ {a} ^ {2}} # {{∂} ^ {2} F} over {∂a∂b} ## {{∂} ^ {2} F} over {∂a∂b} # {{∂} ^ {2} F} over {∂ {b} ^ {2}}} right ] = left [matrix {2 sum from {i=1} to {n} {{x} rsub {i} rsup {2}}   # 2 sum from {i=1} to {n} {{x} rsub {i}} ## 2 sum from {i=1} to {n} {{x} rsub {i}}   # 2n} right ]</annotation>
  </semantics>
</math>
</file>

<file path=Object 11/content.xml><?xml version="1.0" encoding="utf-8"?>
<math xmlns="http://www.w3.org/1998/Math/MathML" display="block">
  <semantics>
    <mrow>
      <mn>2</mn>
      <mi>n</mi>
    </mrow>
    <annotation encoding="StarMath 5.0">2 n</annotation>
  </semantics>
</math>
</file>

<file path=Object 12/content.xml><?xml version="1.0" encoding="utf-8"?>
<math xmlns="http://www.w3.org/1998/Math/MathML" display="block">
  <semantics>
    <mrow>
      <mn>2</mn>
      <mrow>
        <munderover>
          <mo stretchy="false">∑</mo>
          <mrow>
            <mi>i</mi>
            <mo stretchy="false">=</mo>
            <mn>1</mn>
          </mrow>
          <mi>n</mi>
        </munderover>
        <msubsup>
          <mi>x</mi>
          <mi>i</mi>
          <mn>2</mn>
        </msubsup>
      </mrow>
    </mrow>
    <annotation encoding="StarMath 5.0">2 sum from {i=1} to {n} {{x} rsub {i} rsup {2}}</annotation>
  </semantics>
</math>
</file>

<file path=Object 13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14/content.xml><?xml version="1.0" encoding="utf-8"?>
<math xmlns="http://www.w3.org/1998/Math/MathML" display="block">
  <semantics>
    <mrow>
      <mi>n</mi>
      <mo stretchy="false">=</mo>
      <mn>10</mn>
    </mrow>
    <annotation encoding="StarMath 5.0">n=10</annotation>
  </semantics>
</math>
</file>

<file path=Object 2/content.xml><?xml version="1.0" encoding="utf-8"?>
<math xmlns="http://www.w3.org/1998/Math/MathML" display="block">
  <semantics>
    <mrow>
      <mi>b</mi>
      <mo stretchy="false">=</mo>
      <mfrac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o stretchy="false">−</mo>
            <mi>a</mi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</mrow>
        <mi>n</mi>
      </mfrac>
    </mrow>
    <annotation encoding="StarMath 5.0">b= {sum from {i=1} to {n} {{y} rsub {i}} -a sum from {i=1} to {n} {{x} rsub {i}}   } over {n}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F(a,b)</annotation>
  </semantics>
</math>
</file>

<file path=Object 4/content.xml><?xml version="1.0" encoding="utf-8"?>
<math xmlns="http://www.w3.org/1998/Math/MathML" display="block">
  <semantics>
    <mrow>
      <mrow>
        <mfrac>
          <mrow>
            <mi>∂</mi>
            <mi>F</mi>
          </mrow>
          <mrow>
            <mi>∂</mi>
            <mi>a</mi>
          </mrow>
        </mfrac>
        <mo stretchy="false">=</mo>
        <mrow>
          <mo stretchy="false">−</mo>
          <mn>2</mn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o fence="true" stretchy="true">(</mo>
            <mrow>
              <mrow>
                <msub>
                  <mi>y</mi>
                  <mi>i</mi>
                </msub>
                <mo stretchy="false">−</mo>
                <mrow>
                  <mo fence="true" stretchy="true">(</mo>
                  <mrow>
                    <mrow>
                      <mi>a</mi>
                      <mrow>
                        <msub>
                          <mi>x</mi>
                          <mi>i</mi>
                        </msub>
                        <mo stretchy="false">+</mo>
                        <mi>b</mi>
                      </mrow>
                    </mrow>
                  </mrow>
                  <mo fence="true" stretchy="true">)</mo>
                </mrow>
              </mrow>
            </mrow>
            <mo fence="true" stretchy="true">)</mo>
          </mrow>
          <mrow>
            <msub>
              <mi>x</mi>
              <mi>i</mi>
            </msub>
            <mo stretchy="false">=</mo>
            <mn>0</mn>
          </mrow>
        </mrow>
      </mrow>
    </mrow>
    <annotation encoding="StarMath 5.0">{∂F} over {∂a} =-2 sum from {i=1} to {n} {left ({y} rsub {i} - left (a {x} rsub {i} +b right ) right ) {x} rsub {i} =0}</annotation>
  </semantics>
</math>
</file>

<file path=Object 5/content.xml><?xml version="1.0" encoding="utf-8"?>
<math xmlns="http://www.w3.org/1998/Math/MathML" display="block">
  <semantics>
    <mrow>
      <mrow>
        <mfrac>
          <mrow>
            <mi>∂</mi>
            <mi>F</mi>
          </mrow>
          <mrow>
            <mi>∂</mi>
            <mi>a</mi>
          </mrow>
        </mfrac>
        <mo stretchy="false">=</mo>
        <mrow>
          <mo stretchy="false">−</mo>
          <mn>2</mn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o fence="true" stretchy="true">(</mo>
            <mrow>
              <mrow>
                <msub>
                  <mi>y</mi>
                  <mi>i</mi>
                </msub>
                <mo stretchy="false">−</mo>
                <mrow>
                  <mo fence="true" stretchy="true">(</mo>
                  <mrow>
                    <mrow>
                      <mi>a</mi>
                      <mrow>
                        <msub>
                          <mi>x</mi>
                          <mi>i</mi>
                        </msub>
                        <mo stretchy="false">+</mo>
                        <mi>b</mi>
                      </mrow>
                    </mrow>
                  </mrow>
                  <mo fence="true" stretchy="true">)</mo>
                </mrow>
              </mrow>
            </mrow>
            <mo fence="true" stretchy="true">)</mo>
          </mrow>
          <mo stretchy="false">=</mo>
          <mn>0</mn>
        </mrow>
      </mrow>
    </mrow>
    <annotation encoding="StarMath 5.0">{∂F} over {∂a} =-2 sum from {i=1} to {n} {left ({y} rsub {i} - left (a {x} rsub {i} +b right ) right ) =0}</annotation>
  </semantics>
</math>
</file>

<file path=Object 6/content.xml><?xml version="1.0" encoding="utf-8"?>
<math xmlns="http://www.w3.org/1998/Math/MathML" display="block">
  <semantics>
    <mrow>
      <mi>a</mi>
      <mo stretchy="false">=</mo>
      <mfrac>
        <mrow>
          <mi>n</mi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b>
                  <mi>x</mi>
                  <mi>i</mi>
                </msub>
                <msub>
                  <mi>y</mi>
                  <mi>i</mi>
                </msub>
              </mrow>
            </mrow>
            <mo stretchy="false">−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y</mi>
              <mi>i</mi>
            </msub>
          </mrow>
        </mrow>
        <mrow>
          <mi>n</mi>
          <mrow>
            <msubsup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i>x</mi>
              </mrow>
              <mi>i</mi>
              <mn>2</mn>
            </msubsup>
            <mo stretchy="false">−</mo>
            <msup>
              <mrow>
                <mo fence="true" stretchy="true">(</mo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2</mn>
                    </msubsup>
                  </mrow>
                </mrow>
                <mo fence="true" stretchy="true">)</mo>
              </mrow>
              <mn>2</mn>
            </msup>
          </mrow>
        </mrow>
      </mfrac>
    </mrow>
    <annotation encoding="StarMath 5.0">a= {n sum from {i=1} to {n} {{x} rsub {i} {y} rsub {i}} - sum from {i=1} to {n} {{x} rsub {i}} sum from {i=1} to {n} {{y} rsub {i}}   } over {n {sum from {i=1} to {n} {x}} rsub {i} rsup {2} - {left (sum from {i=1} to {n} {{x} rsub {i} rsup {2}} right )} ^ {2}}</annotation>
  </semantics>
</math>
</file>

<file path=Object 7/content.xml><?xml version="1.0" encoding="utf-8"?>
<math xmlns="http://www.w3.org/1998/Math/MathML" display="block">
  <semantics>
    <mrow>
      <mn>2</mn>
      <mrow>
        <munderover>
          <mo stretchy="false">∑</mo>
          <mrow>
            <mi>i</mi>
            <mo stretchy="false">=</mo>
            <mn>1</mn>
          </mrow>
          <mi>n</mi>
        </munderover>
        <msubsup>
          <mi>x</mi>
          <mi>i</mi>
          <mn>2</mn>
        </msubsup>
      </mrow>
    </mrow>
    <annotation encoding="StarMath 5.0">2 sum from {i=1} to {n} {{x} rsub {i} rsup {2}}</annotation>
  </semantics>
</math>
</file>

<file path=Object 8/content.xml><?xml version="1.0" encoding="utf-8"?>
<math xmlns="http://www.w3.org/1998/Math/MathML" display="block">
  <semantics>
    <msubsup>
      <mi>x</mi>
      <mi>i</mi>
      <mn>2</mn>
    </msubsup>
    <annotation encoding="StarMath 5.0">{x} rsub {i} rsup {2}</annotation>
  </semantics>
</math>
</file>

<file path=Object 9/content.xml><?xml version="1.0" encoding="utf-8"?>
<math xmlns="http://www.w3.org/1998/Math/MathML" display="block">
  <semantics>
    <msub>
      <mi>x</mi>
      <mi>i</mi>
    </msub>
    <annotation encoding="StarMath 5.0">{x} rsub {i}</annotation>
  </semantics>
</math>
</file>